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5.398cm" style:rel-column-width="3060*"/>
    </style:style>
    <style:style style:name="Tabella1.B" style:family="table-column">
      <style:table-column-properties style:column-width="4.101cm" style:rel-column-width="2325*"/>
    </style:style>
    <style:style style:name="Tabella1.D" style:family="table-column">
      <style:table-column-properties style:column-width="3.41cm" style:rel-column-width="1933*"/>
    </style:style>
    <style:style style:name="Tabella1.E" style:family="table-column">
      <style:table-column-properties style:column-width="2.993cm" style:rel-column-width="1697*"/>
    </style:style>
    <style:style style:name="Tabella1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3465a4" fo:padding="0.097cm" fo:border-left="0.05pt solid #000000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fo:background-color="#3465a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none" fo:border-top="none" fo:border-bottom="0.05pt solid #000000"/>
    </style:style>
    <style:style style:name="Tabel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color="#ffffff" fo:font-size="9pt" fo:font-weight="bold" officeooo:rsid="001ebfb4" officeooo:paragraph-rsid="001ebfb4" style:font-name-asian="SimSun" style:font-size-asian="9pt" style:font-weight-asian="bold" style:font-name-complex="Tahoma" style:font-size-complex="9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rsid="001ebfb4" officeooo:paragraph-rsid="00302b0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ebfb4" officeooo:paragraph-rsid="001ebfb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rsid="001ebfb4" officeooo:paragraph-rsid="001ecec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rsid="001ebfb4" officeooo:paragraph-rsid="001ebfb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rsid="001ebfb4" officeooo:paragraph-rsid="0021803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rsid="001ebfb4" officeooo:paragraph-rsid="0029caf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rsid="001ebfb4" officeooo:paragraph-rsid="001ebfb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bold" officeooo:rsid="0041ec40" officeooo:paragraph-rsid="0041ec4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rsid="001ebfb4" officeooo:paragraph-rsid="0041ec4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31ea03" officeooo:paragraph-rsid="00302b0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rsid="001ebfb4" officeooo:paragraph-rsid="004788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rsid="001ebfb4" officeooo:paragraph-rsid="0049dd3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able_20_Contents">
      <style:text-properties officeooo:rsid="001d5d28" officeooo:paragraph-rsid="001d5d28"/>
    </style:style>
    <style:style style:name="P15" style:family="paragraph" style:parent-style-name="Table_20_Contents">
      <style:paragraph-properties fo:text-align="center" style:justify-single-word="false"/>
      <style:text-properties fo:color="#336699" style:font-name="Verdana" fo:font-size="12pt" fo:font-weight="bold" officeooo:rsid="001d5d28" officeooo:paragraph-rsid="001d5d28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officeooo:rsid="001ebfb4" officeooo:paragraph-rsid="001ebfb4"/>
    </style:style>
    <style:style style:name="P17" style:family="paragraph" style:parent-style-name="Table_20_Contents">
      <style:text-properties fo:color="#ffffff" fo:font-size="9pt" fo:font-weight="bold" officeooo:rsid="00480c69" officeooo:paragraph-rsid="00480c69" style:font-name-asian="SimSun" style:font-size-asian="9pt" style:font-weight-asian="bold" style:font-name-complex="Tahoma" style:font-size-complex="9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1ea03" style:font-weight-asian="normal" style:font-weight-complex="normal"/>
    </style:style>
    <style:style style:name="T3" style:family="text">
      <style:text-properties officeooo:rsid="004ae1c1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agent, item in get_objects(data).iteritems()"&gt;</text:placeholder></text:p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/>
        <table:table-column table:style-name="Tabella1.E"/>
        <table:table-header-rows>
          <table:table-row>
            <table:table-cell table:style-name="Tabella1.A1" table:number-columns-spanned="5" office:value-type="string">
              <text:p text:style-name="P2">Agente: <text:span text:style-name="T1"><text:placeholder text:placeholder-type="text">&lt;agent.name&gt;</text:placeholder></text:span><text:span text:style-name="T1"> </text:span><text:span text:style-name="T2">(commissione fissa: </text:span><text:span text:style-name="T1"><text:placeholder text:placeholder-type="text">&lt;agent.commission&gt;</text:placeholder></text:span><text:span text:style-name="T1">%</text:span><text:span text:style-name="T2">)</text:span></text:p>
              <text:p text:style-name="P11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1">Rif. DDT</text:p>
            </table:table-cell>
            <table:table-cell table:style-name="Tabella1.A2" office:value-type="string">
              <text:p text:style-name="P1">Prodotto</text:p>
            </table:table-cell>
            <table:table-cell table:style-name="Tabella1.A2" office:value-type="string">
              <text:p text:style-name="P17">Subtotale</text:p>
            </table:table-cell>
            <table:table-cell table:style-name="Tabella1.A2" office:value-type="string">
              <text:p text:style-name="P1">Base</text:p>
            </table:table-cell>
            <table:table-cell table:style-name="Tabella1.E2" office:value-type="string">
              <text:p text:style-name="P1">Valore</text:p>
            </table:table-cell>
          </table:table-row>
        </table:table-header-rows>
        <table:table-row>
          <table:table-cell table:style-name="Tabella1.A3" table:number-columns-spanned="5" office:value-type="string">
            <text:p text:style-name="P8"><text:placeholder text:placeholder-type="text">&lt;for each="row in item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4" office:value-type="string">
            <text:p text:style-name="P12"><text:placeholder text:placeholder-type="text">&lt;row.order_id.name&gt;</text:placeholder> <text:placeholder text:placeholder-type="text">&lt;formatLang(row.order_id.date_order, date=True) if row.order_id.date_order else ''&gt;</text:placeholder></text:p>
          </table:table-cell>
          <table:table-cell table:style-name="Tabella1.B4" office:value-type="string">
            <text:p text:style-name="P4"><text:placeholder text:placeholder-type="text">&lt;row.product_id.default_code&gt;</text:placeholder></text:p>
          </table:table-cell>
          <table:table-cell table:style-name="Tabella1.C4" office:value-type="string">
            <text:p text:style-name="P7"><text:placeholder text:placeholder-type="text">&lt;"%s (- %s)" % (row.price_unit, row.discount) if row.discount else row.price_unit&gt;</text:placeholder></text:p>
          </table:table-cell>
          <table:table-cell table:style-name="Tabella1.D4" office:value-type="string">
            <text:p text:style-name="P6"><text:placeholder text:placeholder-type="text">&lt;formatLang(row.commission_net if row.commission_net else row.price_subtotal)&gt;</text:placeholder></text:p>
          </table:table-cell>
          <table:table-cell table:style-name="Tabella1.E4" office:value-type="string">
            <text:p text:style-name="P13"><text:placeholder text:placeholder-type="text">&lt;"*" if row.manual else ''&gt;</text:placeholder><text:placeholder text:placeholder-type="text">&lt;formatLang(add_counter('row',row.commission_net if row.commission_net else row.price_subtotal * agent.commission / 100.0,True))&gt;</text:placeholder></text:p>
          </table:table-cell>
        </table:table-row>
        <table:table-row>
          <table:table-cell table:style-name="Tabella1.A5" table:number-columns-spanned="5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4" office:value-type="string">
            <text:p text:style-name="P9">Totale</text:p>
          </table:table-cell>
          <table:covered-table-cell/>
          <table:covered-table-cell/>
          <table:covered-table-cell/>
          <table:table-cell table:style-name="Tabella1.E6" office:value-type="string">
            <text:p text:style-name="P10"><text:placeholder text:placeholder-type="text">&lt;formatLang(get_counter('row'))&gt;</text:placeholder></text:p>
          </table:table-cell>
        </table:table-row>
      </table:table>
      <text:p text:style-name="P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3" style:family="table">
      <style:table-properties style:width="20.003cm" table:align="margins"/>
    </style:style>
    <style:style style:name="Tabella3.A" style:family="table-column">
      <style:table-column-properties style:column-width="3.413cm" style:rel-column-width="11182*"/>
    </style:style>
    <style:style style:name="Tabella3.B" style:family="table-column">
      <style:table-column-properties style:column-width="16.589cm" style:rel-column-width="54353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able_20_Contents">
      <style:text-properties officeooo:rsid="001d5d28" officeooo:paragraph-rsid="001d5d28"/>
    </style:style>
    <style:style style:name="MP2" style:family="paragraph" style:parent-style-name="Table_20_Contents">
      <style:paragraph-properties fo:text-align="center" style:justify-single-word="false"/>
      <style:text-properties fo:color="#336699" style:font-name="Verdana" fo:font-size="12pt" fo:font-weight="bold" officeooo:rsid="001d5d28" officeooo:paragraph-rsid="001d5d28" style:font-size-asian="12pt" style:font-weight-asian="bold" style:font-size-complex="12pt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officeooo:rsid="001ebfb4" officeooo:paragraph-rsid="001ebfb4"/>
    </style:style>
    <style:style style:name="MT1" style:family="text">
      <style:text-properties officeooo:rsid="004ae1c1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499cm" fo:margin-left="0.499cm" fo:margin-right="0.499cm" fo:border="none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3" table:style-name="Tabella3">
          <table:table-column table:style-name="Tabella3.A"/>
          <table:table-column table:style-name="Tabella3.B"/>
          <table:table-row>
            <table:table-cell table:style-name="Tabella3.A1" office:value-type="string">
              <text:p text:style-name="MP1"><draw:frame draw:style-name="Mfr1" draw:name="Immagine1" text:anchor-type="as-char" svg:y="-0.069cm" svg:width="3cm" svg:height="1.101cm" draw:z-index="0"><draw:image xlink:href="Pictures/100000000000009600000037A52F2515.jpg" xlink:type="simple" xlink:show="embed" xlink:actuate="onLoad"/></draw:frame></text:p>
            </table:table-cell>
            <table:table-cell table:style-name="Tabella3.B1" office:value-type="string">
              <text:p text:style-name="MP2">COMMISSIONI AGENTI</text:p>
            </table:table-cell>
          </table:table-row>
          <table:table-row>
            <table:table-cell table:style-name="Tabella3.A2" table:number-columns-spanned="2" office:value-type="string">
              <text:p text:style-name="MP3">Filtro: </text:p>
            </table:table-cell>
            <table:covered-table-cell/>
          </table:table-row>
        </table:table>
        <text:p text:style-name="Header"/>
      </style:header>
      <style:footer>
        <text:p text:style-name="Footer">* <text:span text:style-name="MT1">Provvigione impostata manualmente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0-05T19:13:44.255100479</dc:date>
    <meta:editing-duration>P1DT5H40M45S</meta:editing-duration>
    <meta:editing-cycles>313</meta:editing-cycles>
    <meta:generator>LibreOffice/4.3.3.2$Linux_X86_64 LibreOffice_project/430m0$Build-2</meta:generator>
    <dc:creator>thebrush </dc:creator>
    <meta:document-statistic meta:table-count="2" meta:image-count="1" meta:object-count="0" meta:page-count="1" meta:paragraph-count="21" meta:word-count="66" meta:character-count="774" meta:non-whitespace-character-count="727"/>
    <meta:user-defined meta:name="Info 1"/>
    <meta:user-defined meta:name="Info 2"/>
    <meta:user-defined meta:name="Info 3"/>
    <meta:user-defined meta:name="Info 4"/>
  </office:meta>
</office:document-meta>
</file>